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margin-left="0in" fo:margin-right="0in" style:line-height-at-least="0.1465in" fo:text-indent="0in" style:auto-text-indent="false"/>
      <style:text-properties fo:font-variant="normal" fo:text-transform="none" fo:color="#333333" fo:letter-spacing="normal"/>
    </style:style>
    <style:style style:name="P2" style:family="paragraph" style:parent-style-name="Heading_20_2">
      <style:paragraph-properties fo:margin-left="0in" fo:margin-right="0in" style:line-height-at-least="0.1465in" fo:text-indent="0in" style:auto-text-indent="false"/>
      <style:text-properties fo:font-size="9.25pt"/>
    </style:style>
    <style:style style:name="P3" style:family="paragraph" style:parent-style-name="Heading_20_3">
      <style:paragraph-properties fo:margin-left="0in" fo:margin-right="0in" style:line-height-at-least="0.1465in" fo:text-indent="0in" style:auto-text-indent="false"/>
      <style:text-properties fo:font-variant="normal" fo:text-transform="none" fo:color="#333333" style:font-name="Verdana" fo:letter-spacing="normal" fo:font-style="normal"/>
    </style:style>
    <style:style style:name="P4" style:family="paragraph" style:parent-style-name="Heading_20_3">
      <style:paragraph-properties fo:margin-left="0in" fo:margin-right="0in" style:line-height-at-least="0.1465in" fo:text-indent="0in" style:auto-text-indent="false"/>
    </style:style>
    <style:style style:name="P5" style:family="paragraph" style:parent-style-name="Text_20_body">
      <style:paragraph-properties fo:margin-left="0in" fo:margin-right="0in" fo:margin-top="0.0457in" fo:margin-bottom="0.0457in" style:line-height-at-least="0.1465in" fo:text-indent="0in" style:auto-text-indent="false"/>
      <style:text-properties fo:font-variant="normal" fo:text-transform="none" fo:color="#333333" style:font-name="Verdana" fo:font-size="9.25pt" fo:letter-spacing="normal" fo:font-style="normal" fo:font-weight="normal"/>
    </style:style>
    <style:style style:name="P6" style:family="paragraph" style:parent-style-name="Text_20_body">
      <style:paragraph-properties fo:margin-left="0in" fo:margin-right="0in" fo:margin-top="0.0457in" fo:margin-bottom="0.0457in" style:line-height-at-least="0.1465in" fo:text-indent="0in" style:auto-text-indent="false"/>
    </style:style>
    <style:style style:name="P7" style:family="paragraph" style:parent-style-name="Text_20_body">
      <style:paragraph-properties fo:margin-left="0in" fo:margin-right="0in" fo:margin-top="0.0457in" fo:margin-bottom="0.0457in" style:line-height-at-least="0.1465in" fo:text-indent="0in" style:auto-text-indent="false"/>
      <style:text-properties fo:font-size="9.25pt"/>
    </style:style>
    <style:style style:name="T1" style:family="text">
      <style:text-properties style:font-name="Verdana" fo:font-size="9.25pt" fo:font-style="normal"/>
    </style:style>
    <style:style style:name="T2" style:family="text">
      <style:text-properties fo:font-variant="normal" fo:text-transform="none" fo:color="#333333" style:font-name="Verdana" fo:font-size="9.25pt" fo:letter-spacing="normal" fo:font-style="normal"/>
    </style:style>
    <style:style style:name="T3" style:family="text">
      <style:text-properties fo:font-variant="normal" fo:text-transform="none" fo:color="#333333" style:font-name="Verdana" fo:font-size="9.25pt" fo:letter-spacing="normal" fo:font-style="normal" fo:font-weight="normal"/>
    </style:style>
    <style:style style:name="T4" style:family="text">
      <style:text-properties fo:font-variant="normal" fo:text-transform="none" fo:color="#333333" style:font-name="Verdana" fo:font-size="9.25pt" fo:letter-spacing="normal" fo:font-style="normal" fo:font-weight="bold" style:font-weight-asian="bold" style:font-weight-complex="bold"/>
    </style:style>
    <style:style style:name="T5" style:family="text">
      <style:text-properties style:font-name-complex="Verdana" style:font-size-complex="9.25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rumpy About Grubby Grout and Tiles? Get Help!</text:p>
      <text:p text:style-name="Standard"/>
      <text:p text:style-name="P5">Whether you're a home owner or renter, ugly stains and mold on tile and grout in the bathroom and on floors is something you just don't want to see! It's important to feel that your home is fresh, truly clean, and not harboring any molds or mildews that can cause health problems for you or your family. Also, if you have stained grout on any surface, you can be sure that it's harboring dangerous bacteria.</text:p>
      <text:p text:style-name="P5">Here are some DIY ways to attack the problem.</text:p>
      <text:p text:style-name="P6"/>
      <text:p text:style-name="P6"><text:span text:style-name="Strong_20_Emphasis"><text:span text:style-name="T4">An Ounce of Prevention</text:span></text:span></text:p>
      <text:p text:style-name="P7"/>
      <text:p text:style-name="P5">Keep a squeegee and microfiber cloth in the shower. Train yourself and family members to quickly squeegee excess water of the walls of the shower after use. Use the microfiber cloth to wipe down fixtures, and glass door or partitions. Leave the shower door slightly open after showing to let air circulate and finish the process. </text:p>
      <text:p text:style-name="P5">In the kitchen, always have a large, dishwasher safe cutting board handy for food preparation. Avoid preparing foods directly on tiled counters.</text:p>
      <text:p text:style-name="P7"/>
      <text:h text:style-name="P1" text:outline-level="2"><text:bookmark text:name="mce_5_start"/><text:span text:style-name="T5">﻿</text:span><text:span text:style-name="T1">A Pound of Cure</text:span></text:h>
      <text:h text:style-name="P2" text:outline-level="2"/>
      <text:p text:style-name="P5">Cleaning nasty grout  and tile stains is a lot harder than preventing them in the first place. But when you're moving into a new house or rental, you sometimes have no choice. </text:p>
      <text:p text:style-name="P7"/>
      <text:p text:style-name="P5">Examine the grout and caulking for signs of wear. If caulk (that's the rubbery stuff) is worn, arm yourself with a razor blade, and a caulk removing tool and scrape off all the nasty caulk. All of it. Make sure the surface is as clean as dry as possible, then apply new caulk straight from the tube. Apply evenly and smooth with a damp finger. </text:p>
      <text:p text:style-name="P6"/>
      <text:p text:style-name="P5">Grout (that's the sandy stuff) is a different matter. If it's very damaged, it must be removed completely before new grout is applied. This may require a pro. However, if the grout is just moldy or stained, you can make your own solution that will not only brighten the grout, but also remove hard water stains from tiles as well. For colored grouts, apply Borax powder with a little warm water applied as a paste, then scrub with an old toothbrush. For white grouts, try Oxi-Clean and warm water. If there are stubborns stains, drip a little lemon juice on them and let sit. Be careful to wear gloves and  don't apply bleaches and acids to marble or granite.</text:p>
      <text:p text:style-name="P6"/>
      <text:h text:style-name="P3" text:outline-level="3">Sound Like Too Much Work?</text:h>
      <text:h text:style-name="P4" text:outline-level="3"/>
      <text:p text:style-name="P5">That's what Pros are for! Call a professional cleaner for professional results on floors, walls and countertops.</text:p>
      <text:p text:style-name="P6"/>
      <text:p text:style-name="P6"/>
      <text:p text:style-name="P7"><text:soft-page-break/></text:p>
      <text:p text:style-name="P6"/>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11T20:16:12</meta:creation-date>
    <meta:document-statistic meta:table-count="0" meta:image-count="0" meta:object-count="0" meta:page-count="2" meta:paragraph-count="13" meta:word-count="417" meta:character-count="2327"/>
    <dc:date>2015-02-11T20:16:52</dc:date>
    <dc:creator>Dorothy Snyder</dc:creator>
    <meta:editing-duration>PT40S</meta:editing-duration>
    <meta:editing-cycles>1</meta:editing-cycles>
    <meta:generator>OpenOffice/4.1.1$Unix OpenOffice.org_project/411m6$Build-9775</meta:generator>
  </office:meta>
</office:document-meta>
</file>